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h2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style="italic" style:font-style-asian="italic"/>
    </style:style>
    <style:style style:name="T3" style:parent-style-name="DefaultParagraphFont" style:family="text">
      <style:text-properties fo:font-style="italic" style:font-style-asian="italic"/>
    </style:style>
    <style:style style:name="T4" style:parent-style-name="DefaultParagraphFont" style:family="text">
      <style:text-properties fo:font-style="italic" style:font-style-asian="italic"/>
    </style:style>
    <style:style style:name="T5" style:parent-style-name="DefaultParagraphFont" style:family="text">
      <style:text-properties fo:font-style="italic" style:font-style-asian="italic"/>
    </style:style>
    <style:style style:name="T6" style:parent-style-name="DefaultParagraphFont" style:family="text">
      <style:text-properties fo:font-style="italic" style:font-style-asian="italic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style="italic" style:font-style-asian="italic"/>
    </style:style>
    <style:style style:name="T9" style:parent-style-name="DefaultParagraphFont" style:family="text">
      <style:text-properties fo:font-style="italic" style:font-style-asian="italic"/>
    </style:style>
    <style:style style:name="T10" style:parent-style-name="DefaultParagraphFont" style:family="text">
      <style:text-properties fo:font-style="italic" style:font-style-asian="italic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style="italic" style:font-style-asian="italic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style="italic" style:font-style-asian="italic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style="italic" style:font-style-asian="italic"/>
    </style:style>
    <style:style style:name="T26" style:parent-style-name="DefaultParagraphFont" style:family="text">
      <style:text-properties fo:font-style="italic" style:font-style-asian="italic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style="italic" style:font-style-asian="italic"/>
    </style:style>
    <style:style style:name="T32" style:parent-style-name="DefaultParagraphFont" style:family="text">
      <style:text-properties fo:font-weight="bold" style:font-weight-asian="bold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style="italic" style:font-style-asian="italic"/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/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P39" style:parent-style-name="Forth" style:family="paragraph">
      <style:text-properties style:font-name="Times" style:font-name-complex="Times"/>
    </style:style>
    <style:style style:name="P40" style:parent-style-name="Forth" style:family="paragraph">
      <style:text-properties style:font-name="Times" style:font-name-complex="Times"/>
    </style:style>
    <style:style style:name="T41" style:parent-style-name="DefaultParagraphFont" style:family="text">
      <style:text-properties fo:font-weight="bold" style:font-weight-asian="bold"/>
    </style:style>
    <style:style style:name="P42" style:parent-style-name="Forth" style:family="paragraph">
      <style:text-properties style:font-name="Times" style:font-name-complex="Times"/>
    </style:style>
    <style:style style:name="P43" style:parent-style-name="Forth" style:family="paragraph">
      <style:text-properties style:font-name="Times" style:font-name-complex="Times"/>
    </style:style>
    <style:style style:name="P44" style:parent-style-name="Forth" style:family="paragraph">
      <style:text-properties style:font-name="Times" style:font-name-complex="Times"/>
    </style:style>
    <style:style style:name="P45" style:parent-style-name="tx" style:family="paragraph">
      <style:paragraph-properties fo:keep-with-next="always" fo:keep-together="always"/>
    </style:style>
    <style:style style:name="P46" style:parent-style-name="Forth" style:family="paragraph">
      <style:paragraph-properties fo:keep-with-next="always"/>
    </style:style>
    <style:style style:name="P47" style:parent-style-name="Forth" style:family="paragraph">
      <style:paragraph-properties fo:keep-with-next="always"/>
    </style:style>
    <style:style style:name="P48" style:parent-style-name="Forth" style:family="paragraph">
      <style:paragraph-properties fo:keep-with-next="always"/>
    </style:style>
    <style:style style:name="P49" style:parent-style-name="tx" style:family="paragraph">
      <style:paragraph-properties fo:keep-with-next="always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/>
    </style:style>
    <style:style style:name="T54" style:parent-style-name="DefaultParagraphFont" style:family="text">
      <style:text-properties style:font-name="Times" style:font-name-complex="Times"/>
    </style:style>
    <style:style style:name="T55" style:parent-style-name="DefaultParagraphFont" style:family="text">
      <style:text-properties style:font-name="Times" style:font-name-complex="Times"/>
    </style:style>
    <style:style style:name="T56" style:parent-style-name="DefaultParagraphFont" style:family="text">
      <style:text-properties style:font-name="Times" style:font-name-complex="Times"/>
    </style:style>
  </office:automatic-styles>
  <office:body>
    <office:text text:use-soft-page-breaks="true">
      <text:p text:style-name="P1"/>
      <text:p text:style-name="ch2">Chapter 2</text:p>
      <text:h text:style-name="Heading1" text:outline-level="1">Beginning Forth Tutorial <text:s text:c="5"/></text:h>
      <text:h text:style-name="Heading2" text:outline-level="2">Intended Audience <text:s text:c="5"/></text:h>
      <text:p text:style-name="tx">The intent of this tutorial is to provide a series of experiments that will introduce you to the major concepts of Forth. <text:s/>It is only a starting point. <text:s/>Feel free to deviate from the sequences I provide. <text:s/>A free form investigation that is based on your curiosity is probably the best way to learn any language. <text:s/>Forth is especially well adapted to this type of learning. <text:s text:c="2"/>There are a number of excellent text books on Forth that you may want to use along with this tutorial. <text:s/>Look in the bibliography for a list of books. <text:s/>We recommend either<text:s/><text:span text:style-name="T2">Starting Forth</text:span><text:s/>or<text:s/><text:span text:style-name="T3">Forth: A Text and Reference</text:span>.</text:p>
      <text:p text:style-name="tx">In the tutorials, I will print the things you need to type in upper case, and indent them. <text:s/>You can enter them<text:s/>in upper or lower case. <text:s/>At the end of each line, press the RETURN (or ENTER) key; this causes Forth to interpret what you've entered.</text:p>
      <text:h text:style-name="Heading2" text:outline-level="2">Forth Syntax <text:s text:c="5"/></text:h>
      <text:p text:style-name="tx">Forth has one of the simplest syntaxes, or formats, of any computer language. <text:s/>The syntax can be stated as follows, "Forth code is a bunch of words with spaces between them." <text:s/>This is even simpler than English! <text:s/>Each<text:s/><text:span text:style-name="T4">word</text:span><text:s/>is equivalent to a function or subroutine in a language like 'C'. <text:s/>They are executed in the order they appear in the code. <text:s/>The following statement, for example, could appear in a Forth program:</text:p>
      <text:p text:style-name="Forth">WAKE.UP <text:s/>EAT.BREAKFAST <text:s/>WORK <text:s/>EAT.DINNER <text:s/>PLAY <text:s/>SLEEP</text:p>
      <text:p text:style-name="tx">Notice that WAKE.UP has a dot between the WAKE and UP. <text:s/>This is because it is<text:s/><text:span text:style-name="T5">one</text:span><text:s/>Forth word with a specific meaning. <text:s/>Forth word names can have any combination of letters, numbers, or punctuation. <text:s/>We will encounter words with names like:</text:p>
      <text:p text:style-name="tx"><text:tab/>." <text:s/>#S <text:s/>SWAP MOVE ! <text:s/>@ <text:s/>. <text:s text:c="2"/>*</text:p>
      <text:p text:style-name="tx">They are all called<text:s/><text:span text:style-name="T6">words</text:span>. <text:s/>The word<text:s/><text:span text:style-name="T7">$%%-GL7OP</text:span><text:s/>is a legal Forth name, although not a very good one. <text:s/>It is up to the programmer<text:s/>to name words in a sensible manner.</text:p>
      <text:h text:style-name="Heading2" text:outline-level="2">The Stack <text:s text:c="5"/></text:h>
      <text:p text:style-name="tx"><text:alphabetical-index-mark text:string-value="Stack, tutorial, ^-"/>The Forth language is based on the concept of a<text:s/><text:span text:style-name="T8">stack</text:span>. <text:s/>Imagine a stack of blocks with numbers on them. <text:s/>You can add or remove numbers from the top of the stack. <text:s/>You can also rearrange the order of the numbers. <text:s/>Forth uses several stacks. <text:s/>The<text:s/><text:span text:style-name="T9">Parameter Stack</text:span><text:s/>is the one used for passing data between Forth words so we will concentrate our attention there. <text:s/>The Parameter Stack is also known as the Data Stack. <text:s/>The<text:s/><text:span text:style-name="T10">Return Stack</text:span><text:s/>is another Forth stack that is primarily for internal system use. <text:s/>In this tutorial, when we refer to the "stack," we will be referring to the Parameter Stack. <text:s text:c="2"/></text:p>
      <text:p text:style-name="tx">The stack is initially empty. <text:s/>To put some numbers on the stack, enter: <text:s/></text:p>
      <text:p text:style-name="Forth">23 7 9182<text:s/></text:p>
      <text:p text:style-name="tx">You will notice that the OK message now has a '3' in front of it. <text:s/>This tells you that there are three numbers on the stack. <text:s text:c="2"/></text:p>
      <text:p text:style-name="tx">Let's now print the number on top of the stack using the Forth word '<text:s/><text:span text:style-name="T11">.</text:span><text:s/>', which is pronounced " dot ". <text:s/>This is a hard word to write about in<text:s/>a manual because it is a single period. <text:s text:c="2"/></text:p>
      <text:p text:style-name="tx">Enter: <text:s text:c="3"/><text:span text:style-name="T12"><text:s/>. <text:s text:c="2"/></text:span></text:p>
      <text:soft-page-break/>
      <text:p text:style-name="tx">You should see the last number you entered, 9,182 , <text:s/>printed. <text:s/>Forth has a very handy word for showing you what's on the stack. <text:s/>It is<text:s/><text:span text:style-name="T13">.S</text:span><text:s/>, which is pronounced "dot S". <text:s/>The name was constructed from "dot" for print, and "S" for stack. <text:s/>If you enter: <text:s/></text:p>
      <text:p text:style-name="Forth">.S<text:s/></text:p>
      <text:p text:style-name="tx">you will see your numbers in a list. <text:s/>The number at the far right is the one on top of the stack. <text:s text:c="2"/></text:p>
      <text:p text:style-name="tx">You will notice that the 9182 is not on the stack. <text:s/>The word ' . ' removes the number on top of<text:s/>the stack before printing it. <text:s/>In contrast, ' .S ' leaves the stack untouched. <text:s text:c="2"/></text:p>
      <text:p text:style-name="tx">We have a way of documenting the effect of words on the stack with a<text:s/><text:span text:style-name="T14">stack diagram</text:span>. <text:s/>A stack diagram is contained in parentheses. <text:s/>In Forth, the parentheses indicate a comment. <text:s/>In the examples that follow, you do not need to type in the comments. <text:s/>When you are programming, of course, we encourage the use of comments and stack diagrams to make your code more readable. <text:s/>In this manual, we often indicate stack diagrams in<text:s/><text:span text:style-name="T15">bold<text:s/></text:span><text:span text:style-name="T16">text</text:span><text:s/>like the one that follows. <text:s/>Do not type these in. <text:s/>The stack diagram for a word like ' . ' would be: <text:s/></text:p>
      <text:p text:style-name="DefStart">. ( N -- , print number on top of stack )<text:s/></text:p>
      <text:p text:style-name="tx"><text:alphabetical-index-mark text:string-value="Stack diagram, ^-"/>The symbols to the left of -- describe the parameters that a word expects to process. <text:s/>In this example, N stands for any integer number. <text:s/>To the right of --, up to the comma, is a description of the stack parameters when the word is finished, in this case there are none because 'dot' "eats" the N that was passed in. <text:s/>(Note that the stack<text:s/>descriptions are not necessary, but they are a great help when learning other peoples programs.)</text:p>
      <text:p text:style-name="tx">The text following the comma is an English description of the word. <text:s/>You will note that after the -- , N is gone. <text:s/>You may be concerned about the fact that there were other numbers on the stack, namely 23 and 7 . <text:s/>The stack diagram, however, only describes the portion of the stack that is affected by the word. <text:s/>For a more detailed description of the stack diagrams, there is a special section on them in this manual right before the main glossary section. <text:s/></text:p>
      <text:p text:style-name="tx">Between examples, you will probably want to clear the stack. <text:s/>If you enter<text:s/><text:span text:style-name="T17">0SP</text:span>, pronounced "zero S P", then the stack will be cleared. <text:s text:c="2"/></text:p>
      <text:p text:style-name="tx">Since the stack is central to Forth, it is important to be able to alter the stack easily. <text:s/>Let's look at some more words that manipulate the stack. <text:s/>Enter: <text:s/></text:p>
      <text:p text:style-name="Forth">0SP .S <text:s text:c="3"/>\ That's a 'zero' 0, not an 'oh' O.</text:p>
      <text:p text:style-name="Forth">777 DUP .S<text:s/></text:p>
      <text:p text:style-name="tx">You will notice that there are two copies of 777 on the stack. <text:s/>The word<text:s/><text:span text:style-name="T18">DUP</text:span><text:s/>duplicates the top item on the stack. <text:s/>This is useful when you want to use the number on top of the stack and still have a copy. <text:s/>The stack diagram for DUP would be: <text:s/></text:p>
      <text:p text:style-name="DefStart">DUP ( n -- n n , DUPlicate top of stack )<text:s/></text:p>
      <text:p text:style-name="tx">Another useful word, is<text:s/><text:span text:style-name="T19">SWAP</text:span>. Enter: <text:s/></text:p>
      <text:p text:style-name="Forth">0SP<text:s/></text:p>
      <text:p text:style-name="Forth">23 7 .S<text:s/></text:p>
      <text:p text:style-name="Forth">SWAP .S<text:s/></text:p>
      <text:p text:style-name="Forth">SWAP .S<text:s/></text:p>
      <text:p text:style-name="tx">The stack diagram for SWAP would be: <text:s/></text:p>
      <text:p text:style-name="DefStart">SWAP ( a b -- b a , swap top two items on stack )<text:s/></text:p>
      <text:p text:style-name="tx">Now enter: <text:s/></text:p>
      <text:p text:style-name="Forth">OVER .S<text:s/></text:p>
      <text:p text:style-name="Forth">OVER .S<text:s/></text:p>
      <text:p text:style-name="tx">The word<text:s/><text:span text:style-name="T20">OVER</text:span><text:s/>causes a copy of the second item on the stack to leapfrog over the first. It's stack diagram would be: <text:s/></text:p>
      <text:p text:style-name="DefStart">OVER ( a b -- a b a , copy second item on stack )</text:p>
      <text:p text:style-name="tx">Here is another commonly used Forth word:</text:p>
      <text:p text:style-name="DefStart">DROP <text:s/>( a -- , remove item from the stack )</text:p>
      <text:p text:style-name="tx">Can you guess what we will see if we enter:</text:p>
      <text:p text:style-name="Forth">0SP 11 22 .S</text:p>
      <text:p text:style-name="Forth">DROP .S</text:p>
      <text:p text:style-name="tx">Another handy word for manipulating the stack is<text:s/><text:span text:style-name="T21">ROT</text:span>. <text:s/>Enter:</text:p>
      <text:p text:style-name="Forth">0SP<text:s/></text:p>
      <text:p text:style-name="Forth">11 22 33 44 .S<text:s/></text:p>
      <text:p text:style-name="Forth">ROT .S<text:s/></text:p>
      <text:p text:style-name="tx">The stack diagram for ROT is, therefore: <text:s/></text:p>
      <text:p text:style-name="DefStart">ROT <text:s/>( a b c -- b c a , ROTate third item to top ) <text:s/></text:p>
      <text:p text:style-name="tx">You have now learned the more important stack manipulation words. <text:s/>You will see these in almost every Forth program. <text:s/>I should caution you that if you see too many stack manipulation words being used in your code then you may want to reexamine and perhaps reorganize your code. <text:s/>You will often find that you can avoid excessive stack manipulations by using<text:s/><text:span text:style-name="T22">local or global VARIABLES</text:span><text:s/>which will be discussed later. <text:s text:c="2"/></text:p>
      <text:p text:style-name="tx">If you want to grab any arbitrary item on the stack, use<text:s/><text:span text:style-name="T23">PICK</text:span><text:s/>. <text:s/>Try entering: <text:s/></text:p>
      <text:p text:style-name="Forth">0SP</text:p>
      <text:p text:style-name="Forth">14 13 12 11 10<text:s/></text:p>
      <text:p text:style-name="Forth">3 PICK . <text:s text:c="3"/>( prints 13 )</text:p>
      <text:p text:style-name="Forth">0 PICK . <text:s text:c="3"/>( prints 10 )</text:p>
      <text:p text:style-name="Forth">4 PICK . <text:s/></text:p>
      <text:p text:style-name="tx">PICK makes a copy of the Nth item on the stack. <text:s/>The numbering starts with zero,<text:s/>therefore: <text:s/></text:p>
      <text:p text:style-name="Forth">0 PICK <text:s text:c="2"/>is equivalent to DUP<text:s/></text:p>
      <text:p text:style-name="Forth">1 PICK <text:s text:c="2"/>is equivalent to OVER<text:s/></text:p>
      <text:p text:style-name="DefStart">PICK <text:s/>( ... v3 v2 v1 v0 N -- ... v3 v2 v1 v0 vN ) <text:s/></text:p>
      <text:p text:style-name="tx"><text:alphabetical-index-mark text:string-value="PICK, tutorial, ^-"/>(Warning. The Forth-79 and FIG Forth standards differ from the Forth '83 standard in that their PICK numbering starts with one, not zero.) <text:s/></text:p>
      <text:p text:style-name="tx">I have included the stack diagrams for some other useful stack manipulation words. <text:s/>Try experimenting with them by putting numbers on the stack and calling them to get a feel for what they do. <text:s/>Again, the text in parentheses is just a comment and need not be entered.</text:p>
      <text:p text:style-name="DefStart">DROP <text:s/>( n -- , remove top of stack ) <text:s/></text:p>
      <text:p text:style-name="DefStart">?DUP <text:s/>( n -- n n | 0 , duplicate only if non-zero, '|' means OR ) <text:s/></text:p>
      <text:p text:style-name="DefStart">-ROT <text:s/>( a b c -- c a b , rotate top to third position ) <text:s/></text:p>
      <text:p text:style-name="DefStart">2SWAP ( a b c d -- c d a b , swap pairs ) <text:s/></text:p>
      <text:p text:style-name="DefStart">2OVER ( a b c d -- a b c d a b , leapfrog pair ) <text:s/></text:p>
      <text:p text:style-name="DefStart">2DUP <text:s/>( a b -- a b a b , duplicate pair ) <text:s/></text:p>
      <text:p text:style-name="DefStart">2DROP ( a b -- , remove pair ) <text:s/></text:p>
      <text:p text:style-name="DefStart">NIP <text:s text:c="2"/>( a b -- b , remove second item from stack ) <text:s/></text:p>
      <text:p text:style-name="DefStart">TUCK <text:s/>( a b -- b a b , copy top item to third position ) <text:s/></text:p>
      <text:p text:style-name="tx"/>
      <text:p text:style-name="head">Problems:</text:p>
      <text:p text:style-name="tx">Start each problem by entering: <text:s/></text:p>
      <text:p text:style-name="Forth">0SP 11 22 33<text:s/></text:p>
      <text:p text:style-name="tx">Then use the stack manipulation words you have learned to end up with the following numbers on the stack: <text:s/></text:p>
      <text:p text:style-name="Forth">1) <text:s text:c="5"/>11 33 22 22<text:s/></text:p>
      <text:p text:style-name="Forth"/>
      <text:p text:style-name="Forth">2) <text:s text:c="5"/>22 33<text:s/></text:p>
      <text:p text:style-name="Forth"/>
      <text:p text:style-name="Forth">3) <text:s text:c="5"/>22 33 11 11 22<text:s/></text:p>
      <text:p text:style-name="Forth"/>
      <text:p text:style-name="Forth">4) <text:s text:c="5"/>11 33 22 33 11<text:s/></text:p>
      <text:p text:style-name="Forth"/>
      <text:p text:style-name="Forth">5) <text:s text:c="5"/>33 11 22 11 22<text:s/></text:p>
      <text:p text:style-name="Forth"/>
      <text:p text:style-name="tx">Answers to the problems can be found at the end of all the tutorials. <text:s text:c="2"/></text:p>
      <text:h text:style-name="Heading2" text:outline-level="2">Arithmetic <text:s text:c="6"/></text:h>
      <text:p text:style-name="tx"><text:alphabetical-index-mark text:string-value="Arithmetic, ^-"/>Great joy can be derived from simply moving numbers around on a stack. Eventually, however, you'll want to do something useful with them.<text:s/><text:s/>This section describes how to perform arithmetic operations in Forth. <text:s text:c="2"/></text:p>
      <text:p text:style-name="tx">The Forth arithmetic operators work on the numbers currently on top of the stack. <text:s/>If you want to add the top two numbers together, use the Forth word <text:s/><text:span text:style-name="T24">+</text:span><text:s/>, pronounced "plus". <text:s/>Enter: <text:s/></text:p>
      <text:p text:style-name="Forth">2 3 + . <text:s/></text:p>
      <text:p text:style-name="Forth">2 3 + 10 + . <text:s/></text:p>
      <text:p text:style-name="tx"><text:alphabetical-index-mark text:string-value="RPN, ^-"/>This style of expressing arithmetic operations is<text:s/><text:alphabetical-index-mark text:string-value="Reverse Polish Notation, ^-"/>called<text:s/><text:span text:style-name="T25">Reverse Polish Notation,</text:span><text:s/>or<text:span text:style-name="T26"><text:s/>RPN</text:span>. <text:s/>It will already be familiar to those of you with HP calculators. <text:s/>In the following examples, I<text:s/>have put the algebraic equivalent representation in a comment.</text:p>
      <text:p text:style-name="tx">Some other arithmetic operators are <text:s/><text:span text:style-name="T27">- * /</text:span><text:s/>. Enter:</text:p>
      <text:p text:style-name="Forth">30 5 - . <text:s/>( 25=30-5 )</text:p>
      <text:p text:style-name="Forth">30 5 / . <text:s/>( 6=30/5 )</text:p>
      <text:p text:style-name="Forth">30 5 * . <text:s/>( 150=30*5 )</text:p>
      <text:p text:style-name="Forth">30 5 + 7 / . <text:s/>\ <text:s/>5=(30+5)/7</text:p>
      <text:p text:style-name="tx">Some combinations of operations are very common and have been coded in assembly language for speed. <text:s/>For example,<text:s/><text:span text:style-name="T28">2*</text:span><text:s/>is short for 2 * . <text:s/>You should use these whenever possible to increase the speed of your program. These include: <text:s/></text:p>
      <text:p text:style-name="Forth">1+ <text:s/>1- <text:s/>2+ <text:s/>2- <text:s/>2* <text:s/>2/<text:s/></text:p>
      <text:p text:style-name="tx">Try entering: <text:s/></text:p>
      <text:p text:style-name="Forth">10 1- . <text:s/></text:p>
      <text:p text:style-name="Forth">7 2* 1+ . <text:s/>( 15=7*2+1<text:s/>)</text:p>
      <text:p text:style-name="tx">One thing that you should be aware of is that when you are doing division with integers using / , the remainder is lost. Enter: <text:s/></text:p>
      <text:p text:style-name="Forth">15 5 / . <text:s/></text:p>
      <text:p text:style-name="Forth">17 5 / . <text:s/></text:p>
      <text:p text:style-name="tx">This is true in all languages on all computers. <text:s/>Later we will examine<text:s/><text:span text:style-name="T29">/MOD</text:span><text:s/>and<text:s/><text:span text:style-name="T30">MOD</text:span><text:s/>which do give the remainder. <text:s text:c="2"/></text:p>
      <text:h text:style-name="Heading2" text:outline-level="2">Defining a New Word <text:s text:c="3"/></text:h>
      <text:p text:style-name="tx">It's now time to write a<text:s/><text:span text:style-name="T31">small program</text:span><text:s/>in Forth. <text:s/>You can do this by defining a new word that is a combination of words we have already learned. <text:s/>Let's define and test a new word that takes the average of two numbers.<text:s text:c="3"/></text:p>
      <text:p text:style-name="tx">We will make use of two new words,<text:s/><text:span text:style-name="T32">:</text:span><text:s/>( "colon"), and<text:s/><text:span text:style-name="T33">;</text:span><text:s/>( "semicolon") . <text:s/>These words start and end a typical<text:s/><text:span text:style-name="T34">Forth definition</text:span>. <text:s/>When you type this in, you may want to time how long it takes between hitting the RETURN key and the appearance of the OK prompt. <text:s/>This will be how long it takes Forth to compile and link this small program. <text:s/>Enter: <text:s/></text:p>
      <text:p text:style-name="Forth">: AVERAGE <text:s/>( a b -- avg ) <text:s/>+ 2/ <text:s text:c="2"/>;<text:s/></text:p>
      <text:p text:style-name="tx">Congratulations. You have just written a Forth program. <text:s/>If you are used to 'C', you were probably wondering what to get from<text:s/>the kitchen while compiling. <text:s/>One danger of programming in Forth is that, once hooked, you may never take time to eat.</text:p>
      <text:p text:style-name="tx">Let's look more closely at what just happened. <text:s/>The colon told Forth to add a new word to its list of words. <text:s/>This list is called the Forth dictionary. <text:s/>The name of the new word will be whatever name follows the colon. <text:s/>Any Forth words entered after this will be compiled into the new word. <text:s/>This continues until the semicolon is reached which finishes the definition.</text:p>
      <text:p text:style-name="tx">Let's test this word by<text:s/>entering: <text:s/></text:p>
      <text:p text:style-name="Forth">10 20 AVERAGE . <text:s/>( should print 15 )</text:p>
      <text:p text:style-name="tx">Once a word has been defined, it can be used to define more words. <text:s/>Let's write a word that tests our word.. <text:s/>Enter:</text:p>
      <text:p text:style-name="Forth">: TEST ( --) <text:s/>50 60 AVERAGE . ;</text:p>
      <text:p text:style-name="Forth">TEST</text:p>
      <text:p text:style-name="tx">Try combining some of the words you have learned into new Forth definitions of your choice. <text:s/>If you promise not to be overwhelmed, you can get a list of the words that are available for programming by entering: <text:s/></text:p>
      <text:p text:style-name="Forth">WORDS<text:s/></text:p>
      <text:p text:style-name="tx">You can stop this listing by hitting the space bar. <text:s/>To continue, hit the return key. <text:s/>To stop, type:</text:p>
      <text:p text:style-name="Forth">QUIT<text:s/></text:p>
      <text:p text:style-name="tx">Don't worry, only a small fraction of these will be used directly in your programs. <text:s text:c="2"/></text:p>
      <text:h text:style-name="Heading2" text:outline-level="2">More Arithmetic</text:h>
      <text:p text:style-name="tx">When you need to know the remainder of a divide operation. /MOD will return the remainder as well as the quotient. <text:s/>the word MOD will only return the<text:s/><text:alphabetical-index-mark text:string-value="Remainder, /MOD, ^-"/>remainder. <text:s/>Enter: <text:s/></text:p>
      <text:p text:style-name="Forth">0SP</text:p>
      <text:p text:style-name="Forth">53 10 /MOD .S<text:s/></text:p>
      <text:p text:style-name="Forth">0SP <text:s/></text:p>
      <text:p text:style-name="Forth">7 5 MOD .S</text:p>
      <text:p text:style-name="tx"><text:alphabetical-index-mark text:string-value="MAXimum, ^-"/>Two other handy words are<text:s/><text:span text:style-name="T35">MIN</text:span><text:s/>and<text:s/><text:span text:style-name="T36">MAX</text:span><text:s/>. <text:s/>They accept two numbers and return the MINimum or MAXimum value respectively. <text:s/>Try entering the following: <text:s/></text:p>
      <text:p text:style-name="Forth">56 34 MAX . <text:s/></text:p>
      <text:p text:style-name="Forth">56 34 MIN . <text:s/></text:p>
      <text:p text:style-name="Forth">-17 0 MIN . <text:s/></text:p>
      <text:p text:style-name="tx">Some other useful words are: <text:s/></text:p>
      <text:p text:style-name="DefStart">ABS <text:s text:c="3"/>( n -- abs(n) , absolute value of n ) <text:s/></text:p>
      <text:p text:style-name="DefStart">NEGATE ( n -- -n , negate value, faster then -1 * ) <text:s/></text:p>
      <text:p text:style-name="DefStart">ASHIFT ( n c -- n*(2**c) , arithmetic shift of n ) <text:s/></text:p>
      <text:p text:style-name="DefStart">SHIFT <text:s/>( n c -- n' , logical shift of n ) <text:s/></text:p>
      <text:p text:style-name="tx"><text:alphabetical-index-mark text:string-value="SHIFT, ^-"/>ASHIFT can be used if you have to multiply quickly by a power of 2 . <text:s/>A negative count is like doing a divide. <text:s/>This is much faster than doing a regular multiply and should be used whenever possible. <text:s/>Try entering: <text:s/></text:p>
      <text:p text:style-name="Forth">: 256* <text:s text:c="2"/>8 ASHIFT ;<text:s/></text:p>
      <text:p text:style-name="Forth">3 256* . <text:s/></text:p>
      <text:h text:style-name="Heading3" text:outline-level="3">Arithmetic Overflow</text:h>
      <text:p text:style-name="tx"><text:alphabetical-index-mark text:string-value="Overflow, */, ^-"/>If you are having problems with your calculation overflowing the 32-bit precision of the stack, then you can use<text:s/><text:span text:style-name="T37">*/</text:span><text:s/>. <text:s/>This produces an intermediate result that is 64 bits long. <text:s/>Try the following three methods of doing the same calculation. <text:s/>Only the one using */ will yield the correct answer, 5197799. <text:s text:c="2"/></text:p>
      <text:p text:style-name="Forth">34867312 99154 * 665134 / . <text:s/></text:p>
      <text:p text:style-name="Forth">34867312 665134 / 99154 * . <text:s/></text:p>
      <text:p text:style-name="Forth">34867312 99154 665134 */ . <text:s/></text:p>
      <text:p text:style-name="tx">Convert Algebraic Expressions to Forth</text:p>
      <text:p text:style-name="tx"><text:alphabetical-index-mark text:string-value="Algebraic expressions, ^-"/>How do we express complex algebraic expressions in Forth? <text:s text:c="2"/>For example: <text:s text:c="2"/>20 + (3 * 4)</text:p>
      <text:p text:style-name="tx">To convert this to Forth you must order the operations in the order of evaluation. <text:s/>In Forth, therefore, this would look like: <text:s/></text:p>
      <text:p text:style-name="Forth">3 4 * <text:s/>20 +</text:p>
      <text:p text:style-name="tx">Evaluation proceeds from left to right in Forth so there is no ambiguity. <text:s/>Compare the following algebraic expressions and their Forth equivalents: (Do<text:s/><text:span text:style-name="T38">not</text:span><text:s/>enter these!)</text:p>
      <text:p text:style-name="P39">(100+50)/2 <text:s text:c="2"/>==&gt; <text:s/>100 50 + <text:s/>2/</text:p>
      <text:p text:style-name="P40">((2*7) + (13*5)) <text:s/>==&gt; <text:s/>2 7 * <text:s/>13 5 * <text:s/>+</text:p>
      <text:p text:style-name="tx"><text:s/>If any of these expressions puzzle you, try entering them one word at a time, while viewing the stack with .S . <text:s text:c="2"/></text:p>
      <text:p text:style-name="head">Problems: <text:s/></text:p>
      <text:p text:style-name="tx">Convert the following algebraic expressions to their equivalent Forth expressions. <text:s/>(Do<text:s/><text:span text:style-name="T41">not</text:span><text:s/>enter these because they are not Forth code!)</text:p>
      <text:p text:style-name="P42">(12 * ( 20 - 17 ))<text:s/></text:p>
      <text:p text:style-name="P43">(1 - ( 4 * (-18) / 6) )</text:p>
      <text:p text:style-name="P44">( 6 * 13 ) - ( 4 * 2 * 7 )<text:s/></text:p>
      <text:p text:style-name="P45">Use the words you have learned to write these new words: <text:s/></text:p>
      <text:p text:style-name="P46">SQUARE <text:s text:c="2"/>( N -- N*N , calculate square ) <text:s/></text:p>
      <text:p text:style-name="P47">DIFF.SQUARES ( A B -- A*A-B*B , difference of squares ) <text:s/></text:p>
      <text:p text:style-name="P48">AVERAGE4 <text:s/>( A B C D -- [A+B+C+D]/4 )<text:s text:c="2"/></text:p>
      <text:p text:style-name="Forth">HMS&gt;SECONDS ( HOURS MINUTES SECONDS -- TOTAL-SECONDS , convert ) <text:s/></text:p>
      <text:h text:style-name="Heading2" text:outline-level="2">Character Input and Output <text:s text:c="3"/></text:h>
      <text:p text:style-name="P49">The numbers on top of the stack can represent anything. <text:s/>The top number might be how many blue whales are left on Earth or your weight in kilograms. <text:s/>It can also be an ASCII character. <text:s/>Try entering the following: <text:s/></text:p>
      <text:p text:style-name="Forth">72 EMIT <text:s/>105 EMIT<text:s/></text:p>
      <text:p text:style-name="tx"><text:alphabetical-index-mark text:string-value="ASCII characters, ^-"/>You should see the word "Hi" appear before the OK. <text:s/>The 72 is an ASCII 'H' and 105 is an 'i'. <text:s/>EMIT takes the number on the stack and outputs it as a character. <text:s/>If you want to find the ASCII value for any character, you can use the word ASCII . Enter:<text:s/></text:p>
      <text:p text:style-name="Forth">ASCII W . <text:s/></text:p>
      <text:p text:style-name="Forth">ASCII % <text:s text:c="2"/>DUP . <text:s text:c="2"/>EMIT<text:s/></text:p>
      <text:p text:style-name="Forth">ASCII A <text:s text:c="2"/>DUP . <text:s/></text:p>
      <text:p text:style-name="Forth">32 + EMIT<text:s/></text:p>
      <text:p text:style-name="tx">There is an ASCII chart in the back of this manual for a complete character list.</text:p>
      <text:p text:style-name="tx">Notice that the word ASCII is a bit unusual because its input comes not from the stack, but from the following text. <text:s/>In a stack diagram, we represent that by putting the input in angle brackets, &lt;input&gt;. <text:s/>Here is the stack diagram for ASCII.</text:p>
      <text:p text:style-name="DefStart">ASCII <text:s/>( &lt;char&gt; -- char , get ASCII value of a character ) <text:s/></text:p>
      <text:p text:style-name="tx">Using EMIT to output character strings would be very tedious. <text:s/>Luckily there is a better way. <text:s/>Enter: <text:s/></text:p>
      <text:p text:style-name="Forth">: TOFU ." Yummy bean curd!" ;<text:s/></text:p>
      <text:p text:style-name="Forth">TOFU<text:s/></text:p>
      <text:p text:style-name="tx">The word<text:s/><text:span text:style-name="T50">."</text:span><text:s/>, pronounced "dot quote", <text:s/>will take everything up to the next quotation mark and print it to the screen. <text:s/>Make sure you leave a space after the first quotation mark. <text:s/>When you want to have text begin on a new line, you can issue a carriage return using the word<text:s/><text:span text:style-name="T51">CR</text:span><text:s/>. <text:s/>Enter: <text:s/></text:p>
      <text:p text:style-name="Forth">: SPROUTS ." Miniature vegetables." ;<text:s/></text:p>
      <text:p text:style-name="Forth">:<text:s/>MENU<text:s/></text:p>
      <text:p text:style-name="Forth"><text:s text:c="4"/>CR TOFU CR SPROUTS CR<text:s/></text:p>
      <text:p text:style-name="Forth">;<text:s/></text:p>
      <text:p text:style-name="Forth">MENU<text:s/></text:p>
      <text:p text:style-name="tx">You can emit a blank space with<text:s/><text:span text:style-name="T52">SPACE</text:span><text:s/>. <text:s/>A number of spaces can be output with SPACES . <text:s/>Enter: <text:s/></text:p>
      <text:p text:style-name="Forth">CR TOFU SPROUTS<text:s/></text:p>
      <text:p text:style-name="Forth">CR TOFU SPACE SPROUTS<text:s/></text:p>
      <text:p text:style-name="Forth">CR 10 SPACES TOFU CR 20 SPACES SPROUTS<text:s/></text:p>
      <text:p text:style-name="tx">For character input, Forth uses the word<text:s/><text:span text:style-name="T53">KEY</text:span><text:s/>which corresponds to the word EMIT for output. <text:s/>KEY waits for the user to press a key then leaves its value on the stack. <text:s/>Try the following. <text:s text:c="2"/></text:p>
      <text:p text:style-name="Forth">: TESTKEY ( -- )<text:s/></text:p>
      <text:p text:style-name="Forth"><text:s text:c="4"/>." Hit a key: " KEY CR<text:s/></text:p>
      <text:p text:style-name="Forth"><text:s text:c="4"/>." That = " . CR<text:s/></text:p>
      <text:p text:style-name="Forth">;<text:s/></text:p>
      <text:p text:style-name="Forth">TESTKEY<text:s/></text:p>
      <text:p text:style-name="DefStart">EMIT <text:s text:c="2"/>( char -- , output character ) <text:s/></text:p>
      <text:p text:style-name="DefStart">KEY <text:s text:c="3"/>( -- char , input character ) <text:s/></text:p>
      <text:p text:style-name="DefStart">SPACE <text:s/>( -- , output a space ) <text:s/></text:p>
      <text:p text:style-name="DefStart">SPACES ( n -- , output n spaces ) <text:s/></text:p>
      <text:p text:style-name="DefStart">ASCII <text:s/>( &lt;char&gt; -- char , convert to ASCII ) <text:s/></text:p>
      <text:p text:style-name="DefStart">CR <text:s text:c="4"/>( -- , start new line , carriage return ) <text:s/></text:p>
      <text:p text:style-name="DefStart">." <text:s text:c="4"/>( -- , output " delimited text ) <text:s/></text:p>
      <text:h text:style-name="Heading2" text:outline-level="2">Answers to Problems</text:h>
      <text:p text:style-name="tx">If your answer doesn't exactly match these but it works, don't fret. <text:s/>In Forth, there are usually many ways to the same thing. <text:s text:c="2"/></text:p>
      <text:p text:style-name="tx">Stack Manipulations <text:s/></text:p>
      <text:p text:style-name="Forth">1) SWAP DUP<text:s/></text:p>
      <text:p text:style-name="Forth">2) ROT DROP<text:s/></text:p>
      <text:p text:style-name="Forth">3) ROT DUP 3 PICK<text:s/></text:p>
      <text:p text:style-name="Forth">4) SWAP OVER 3 PICK<text:s/></text:p>
      <text:p text:style-name="Forth">5) -ROT<text:s/>2DUP<text:s/></text:p>
      <text:p text:style-name="tx">Arithmetic <text:s/></text:p>
      <text:p text:style-name="Forth"><text:span text:style-name="T54">(12 * (20 - 17)) <text:s text:c="3"/>==&gt; <text:s text:c="2"/></text:span>20 17 - <text:s/>12 *<text:s/></text:p>
      <text:p text:style-name="Forth"/>
      <text:p text:style-name="Forth"><text:span text:style-name="T55">(1 - (4 * (-18) / 6)) <text:s text:c="4"/>==&gt; <text:s text:c="2"/></text:span>1 <text:s text:c="2"/>4 -18 * <text:s/>6 / <text:s/>-<text:s/></text:p>
      <text:p text:style-name="Forth"/>
      <text:p text:style-name="Forth"><text:span text:style-name="T56">(6 * 13) - (4 * 2 * 7) <text:s text:c="3"/>==&gt; <text:s text:c="2"/></text:span>6 13 * <text:s/>4 2 * <text:s/>7 * <text:s text:c="2"/>-<text:s/></text:p>
      <text:p text:style-name="Forth"><text:s/></text:p>
      <text:p text:style-name="Forth">: SQUARE ( N -- N*N )<text:s/></text:p>
      <text:p text:style-name="Forth"><text:s text:c="4"/>DUP *<text:s/></text:p>
      <text:p text:style-name="Forth">;<text:s/></text:p>
      <text:p text:style-name="Forth">: DIFF.SQUARES ( A B -- A*A-B*B )<text:s/></text:p>
      <text:p text:style-name="Forth"><text:s text:c="4"/>SWAP SQUARE<text:s/></text:p>
      <text:p text:style-name="Forth"><text:s text:c="4"/>SWAP SQUARE -<text:s/></text:p>
      <text:p text:style-name="Forth">;<text:s/></text:p>
      <text:p text:style-name="Forth">: AVERAGE4 ( A B C D -- [A+B+C+D]/4 )<text:s/></text:p>
      <text:p text:style-name="Forth"><text:s text:c="4"/>+ + + <text:s text:c="2"/>( add'em up )<text:s/></text:p>
      <text:p text:style-name="Forth"><text:s text:c="4"/>-2 ashift ( divide by four the fast way, or 4 / )<text:s/></text:p>
      <text:p text:style-name="Forth">;<text:s/></text:p>
      <text:p text:style-name="Forth">: HMS&gt;SECONDS <text:s/>( HOURS MINUTES SECONDS -- TOTAL-SECONDS )<text:s/></text:p>
      <text:p text:style-name="Forth"><text:s text:c="4"/>-ROT SWAP ( -- seconds minutes hours )<text:s/></text:p>
      <text:p text:style-name="Forth"><text:s text:c="4"/>60 * + <text:s text:c="3"/>( -- seconds total-minutes )<text:s/></text:p>
      <text:p text:style-name="Forth"><text:s text:c="4"/>60 * + <text:s text:c="3"/>( -- seconds )<text:s/></text:p>
      <text:p text:style-name="Forth">;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New York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border-top="none" fo:border-left="none" fo:border-bottom="0.0208in solid #000000" fo:border-right="none" fo:padding="0in" style:shadow="none" fo:text-align="center" fo:margin-top="0.0277in" fo:margin-bottom="0.1388in"/>
      <style:text-properties style:font-name="Helvetica" style:font-name-complex="Helvetica" fo:font-weight="bold" style:font-weight-asian="bold" fo:font-size="18pt" style:font-size-asian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388in" fo:margin-bottom="0.1388in"/>
      <style:text-properties style:font-name="Helvetica" style:font-name-complex="Helvetica" fo:font-weight="bold" style:font-weight-asian="bold" fo:font-size="14pt" style:font-size-asian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0694in" fo:margin-bottom="0.0833in"/>
      <style:text-properties style:font-name="Helvetica" style:font-name-complex="Helvetica" fo:font-weight="bold" style:font-weight-asian="bold" fo:font-size="10pt" style:font-size-asian="10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left="0.5in">
        <style:tab-stops/>
      </style:paragraph-properties>
      <style:text-properties fo:font-weight="bold" style:font-weight-asian="bold" style:font-weight-complex="bold" fo:font-size="10pt" style:font-size-asian="10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left="0.5in">
        <style:tab-stops/>
      </style:paragraph-properties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style:style style:name="TOC3" style:display-name="TOC 3" style:family="paragraph" style:parent-style-name="Normal" style:next-style-name="Normal">
      <style:paragraph-properties fo:margin-left="1in" fo:margin-right="0.5in">
        <style:tab-stops>
          <style:tab-stop style:type="left" style:leader-style="dotted" style:leader-text="." style:position="4.75in"/>
          <style:tab-stop style:type="right" style:position="5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5in" fo:margin-right="0.5in">
        <style:tab-stops>
          <style:tab-stop style:type="left" style:leader-style="dotted" style:leader-text="." style:position="5.25in"/>
          <style:tab-stop style:type="right" style:position="5.5in"/>
        </style:tab-stops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right="0.5in">
        <style:tab-stops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hyphenate="false"/>
    </style:style>
    <style:style style:name="Index7" style:display-name="Index 7" style:family="paragraph" style:parent-style-name="Normal" style:next-style-name="Normal">
      <style:paragraph-properties fo:margin-left="1.5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>
      <style:paragraph-properties fo:margin-left="1.25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>
      <style:paragraph-properties fo:margin-left="1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>
      <style:paragraph-properties fo:margin-left="0.75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>
      <style:paragraph-properties fo:margin-left="0.5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>
      <style:paragraph-properties fo:margin-left="0.25in">
        <style:tab-stops/>
      </style:paragraph-properties>
      <style:text-properties fo:hyphenate="false"/>
    </style:style>
    <style:style style:name="Index1" style:display-name="Index 1" style:family="paragraph" style:parent-style-name="Normal" style:next-style-name="Normal">
      <style:text-properties fo:hyphenate="false"/>
    </style:style>
    <style:style style:name="LineNumber" style:display-name="Line Numbe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37.5% 100%" fo:font-size="8pt" style:font-size-asian="8pt" style:font-size-complex="8pt"/>
    </style:style>
    <style:style style:name="FootnoteText" style:display-name="Footnote Text" style:family="paragraph" style:parent-style-name="Normal">
      <style:text-properties fo:font-size="10pt" style:font-size-asian="10pt" fo:hyphenate="false"/>
    </style:style>
    <style:style style:name="PageNumber" style:display-name="Page Number" style:family="text" style:parent-style-name="DefaultParagraphFont"/>
    <style:style style:name="code" style:display-name="code" style:family="paragraph" style:parent-style-name="Normal">
      <style:paragraph-properties fo:margin-bottom="0.055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</style:tab-stops>
      </style:paragraph-properties>
      <style:text-properties style:font-name="Courier" style:font-name-complex="Courier" fo:font-size="10pt" style:font-size-asian="10pt" fo:hyphenate="false"/>
    </style:style>
    <style:style style:name="tx" style:display-name="tx" style:family="paragraph" style:parent-style-name="Normal">
      <style:paragraph-properties fo:margin-top="0.0277in" fo:margin-bottom="0.0555in" fo:margin-left="0.25in">
        <style:tab-stops/>
      </style:paragraph-properties>
      <style:text-properties style:font-name="Times" style:font-name-complex="Times" fo:font-size="10pt" style:font-size-asian="10pt" fo:hyphenate="false"/>
    </style:style>
    <style:style style:name="Forth" style:display-name="Forth" style:family="paragraph" style:parent-style-name="Normal">
      <style:paragraph-properties fo:margin-bottom="0.0277in"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DefStart" style:display-name="DefStart" style:family="paragraph" style:parent-style-name="Normal" style:next-style-name="DefBody">
      <style:paragraph-properties fo:keep-with-next="always"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DefBody" style:display-name="DefBody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DefCode" style:display-name="DefCode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RelWords" style:display-name="RelWords" style:family="paragraph">
      <style:paragraph-properties fo:margin-top="0.0555in" fo:margin-bottom="0.0555in" fo:margin-left="0.375in">
        <style:tab-stops/>
      </style:paragraph-properties>
      <style:text-properties style:font-name="Courier" style:font-name-complex="Courier" fo:hyphenate="false"/>
    </style:style>
    <style:style style:name="GlosStart" style:display-name="GlosStart" style:family="paragraph" style:parent-style-name="Normal">
      <style:paragraph-properties fo:keep-with-next="always" fo:border-top="0.0104in solid #000000" fo:border-left="none" fo:border-bottom="none" fo:border-right="none" fo:padding="0in" style:shadow="none" fo:margin-top="0.0833in" fo:margin-bottom="0.0555in" fo:margin-right="-0.5in"/>
      <style:text-properties style:font-name="Courier" style:font-name-complex="Courier" fo:font-weight="bold" style:font-weight-asian="bold" fo:hyphenate="false"/>
    </style:style>
    <style:style style:name="GlosBody" style:display-name="GlosBody" style:family="paragraph" style:parent-style-name="DefBody">
      <style:paragraph-properties fo:margin-top="0.0555in"/>
      <style:text-properties style:font-name="New York" style:font-name-complex="New York" fo:hyphenate="false"/>
    </style:style>
    <style:style style:name="GlosCode" style:display-name="GlosCode" style:family="paragraph" style:parent-style-name="DefCode">
      <style:text-properties fo:hyphenate="false"/>
    </style:style>
    <style:style style:name="NumPar" style:display-name="NumPar" style:family="paragraph">
      <style:paragraph-properties fo:margin-top="0.0277in" fo:margin-bottom="0.0555in" fo:margin-left="0.4375in" fo:text-indent="-0.1875in">
        <style:tab-stops/>
      </style:paragraph-properties>
      <style:text-properties style:font-name="Times" style:font-name-complex="Times" fo:hyphenate="false"/>
    </style:style>
    <style:style style:name="test" style:display-name="test" style:family="paragraph" style:parent-style-name="Normal">
      <style:text-properties fo:hyphenate="false"/>
    </style:style>
    <style:style style:name="methodtableentry" style:display-name="methodtableentry" style:family="paragraph" style:parent-style-name="Normal">
      <style:paragraph-properties fo:margin-bottom="0.0555in">
        <style:tab-stops>
          <style:tab-stop style:type="right" style:position="0.25in"/>
          <style:tab-stop style:type="left" style:position="0.375in"/>
        </style:tab-stops>
      </style:paragraph-properties>
      <style:text-properties style:font-name="Courier" style:font-name-complex="Courier" fo:font-size="10pt" style:font-size-asian="10pt" fo:hyphenate="false"/>
    </style:style>
    <style:style style:name="declaration" style:display-name="declaration" style:family="paragraph" style:parent-style-name="Normal" style:next-style-name="tx">
      <style:paragraph-properties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chaphead" style:display-name="chaphead" style:family="paragraph" style:parent-style-name="Normal" style:next-style-name="ch2">
      <style:paragraph-properties fo:border-top="none" fo:border-left="none" fo:border-bottom="0.0208in solid #000000" fo:border-right="none" fo:padding="0in" style:shadow="none" fo:text-align="center" fo:margin-top="0.4166in"/>
      <style:text-properties fo:hyphenate="false"/>
    </style:style>
    <style:style style:name="ch2" style:display-name="ch2" style:family="paragraph" style:parent-style-name="Normal" style:next-style-name="Heading1">
      <style:paragraph-properties fo:border-top="none" fo:border-left="none" fo:border-bottom="0.0208in solid #000000" fo:border-right="none" fo:padding="0in" style:shadow="none" fo:text-align="center" fo:margin-top="0.0277in"/>
      <style:text-properties style:font-name="Helvetica" style:font-name-complex="Helvetica" fo:font-weight="bold" style:font-weight-asian="bold" fo:font-size="18pt" style:font-size-asian="18pt" fo:hyphenate="false"/>
    </style:style>
    <style:style style:name="dlafterhead" style:display-name="dl after head" style:family="paragraph" style:parent-style-name="declaration">
      <style:paragraph-properties fo:margin-top="0in"/>
      <style:text-properties fo:hyphenate="false"/>
    </style:style>
    <style:style style:name="definition" style:display-name="definition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methodtable" style:display-name="method table" style:family="paragraph" style:parent-style-name="Normal">
      <style:paragraph-properties fo:keep-with-next="always" fo:margin-bottom="0.0833in">
        <style:tab-stops>
          <style:tab-stop style:type="left" style:position="1.75in"/>
        </style:tab-stops>
      </style:paragraph-properties>
      <style:text-properties style:font-name="Courier" style:font-name-complex="Courier" fo:font-size="9pt" style:font-size-asian="9pt" fo:hyphenate="false"/>
    </style:style>
    <style:style style:name="tablehead" style:display-name="tablehead" style:family="paragraph" style:parent-style-name="methodtable">
      <style:paragraph-properties fo:margin-top="0.1111in"/>
      <style:text-properties style:font-name="Geneva" style:font-name-complex="Geneva" fo:font-weight="bold" style:font-weight-asian="bold" style:text-underline-type="single" style:text-underline-style="solid" style:text-underline-width="auto" style:text-underline-mode="continuous" fo:hyphenate="false"/>
    </style:style>
    <style:style style:name="Tablefoot" style:display-name="Tablefoot" style:family="paragraph" style:parent-style-name="tablehead">
      <style:paragraph-properties fo:keep-with-next="auto" fo:margin-bottom="0.1944in"/>
      <style:text-properties fo:font-weight="normal" style:font-weight-asian="normal" fo:hyphenate="false"/>
    </style:style>
    <style:style style:name="bulletedlist" style:display-name="bulleted list" style:family="paragraph" style:parent-style-name="Normal">
      <style:paragraph-properties fo:margin-bottom="0.0555in" fo:margin-left="0.25in" fo:text-indent="-0.25in">
        <style:tab-stops>
          <style:tab-stop style:type="left" style:position="0in"/>
        </style:tab-stops>
      </style:paragraph-properties>
      <style:text-properties style:font-name="Times" style:font-name-complex="Times" fo:font-size="10pt" style:font-size-asian="10pt" fo:hyphenate="false"/>
    </style:style>
    <style:style style:name="cv" style:display-name="cv" style:family="paragraph" style:parent-style-name="Normal">
      <style:paragraph-properties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bulletexample" style:display-name="bullet example" style:family="paragraph" style:parent-style-name="bulletedlist">
      <style:paragraph-properties fo:text-indent="0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hyphenate="false"/>
    </style:style>
    <style:style style:name="bulletedfollower" style:display-name="bulleted follower" style:family="paragraph" style:parent-style-name="bulletedlist">
      <style:paragraph-properties fo:margin-bottom="0.0833in" fo:text-indent="0in"/>
      <style:text-properties fo:hyphenate="false"/>
    </style:style>
    <style:style style:name="dfcv" style:display-name="dfcv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dfnote" style:display-name="dfnote" style:family="paragraph" style:parent-style-name="definition">
      <style:text-properties style:font-name="Zapf Dingbats" style:font-name-complex="Zapf Dingbats" fo:hyphenate="false"/>
    </style:style>
    <style:style style:name="table3" style:display-name="table3" style:family="paragraph" style:parent-style-name="cv">
      <style:paragraph-properties>
        <style:tab-stops>
          <style:tab-stop style:type="left" style:position="0in"/>
          <style:tab-stop style:type="left" style:position="0.2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3.1875in"/>
        </style:tab-stops>
      </style:paragraph-properties>
      <style:text-properties fo:hyphenate="false"/>
    </style:style>
    <style:style style:name="t3head" style:display-name="t3head" style:family="paragraph" style:parent-style-name="table3">
      <style:paragraph-properties fo:border-top="none" fo:border-left="none" fo:border-bottom="0.0104in solid #000000" fo:border-right="none" fo:padding="0in" style:shadow="none"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" style:display-name="head" style:family="paragraph" style:parent-style-name="Heading3" style:default-outline-level="3">
      <style:text-properties fo:hyphenate="false"/>
    </style:style>
    <style:style style:name="NumParBody" style:display-name="NumParBody" style:family="paragraph" style:parent-style-name="NumPar">
      <style:paragraph-properties fo:text-indent="0in"/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Footer"><text:tab/>Beginning Forth Tutorial<text:tab/>2 -<text:s/><text:page-number style:num-format="1">1</text:page-number></text:p>
      </style:footer>
      <style:footer-left>
        <text:p text:style-name="Footer">2 -<text:s/><text:page-number style:num-format="1">1</text:page-number><text:tab/>Beginning Forth Tutorial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>EZ</meta:initial-creator>
    <dc:creator>EZ</dc:creator>
    <meta:creation-date>2013-07-07T01:14:00Z</meta:creation-date>
    <dc:date>2013-07-07T01:14:00Z</dc:date>
    <meta:template xlink:href="Normal.dotm" xlink:type="simple"/>
    <meta:editing-cycles>2</meta:editing-cycles>
    <meta:editing-duration>PT0S</meta:editing-duration>
    <meta:document-statistic meta:page-count="2" meta:paragraph-count="34" meta:word-count="2582" meta:character-count="17267" meta:row-count="122" meta:non-whitespace-character-count="14719"/>
  </office:meta>
</office:document-meta>
</file>